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64B00000ADAED7F4F4F.jpg" manifest:media-type=""/>
  <manifest:file-entry manifest:full-path="Pictures/1000000000000D6800000418ED73A22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17.526cm" svg:x="0cm" svg:y="0cm">
          <draw:image xlink:href="Pictures/100000000000064B00000ADAED7F4F4F.jpg" xlink:type="simple" xlink:show="embed" xlink:actuate="onLoad">
            <text:p/>
          </draw:image>
        </draw:frame>
        <draw:frame draw:style-name="gr1" draw:text-style-name="P1" draw:layer="layout" svg:width="10.16cm" svg:height="3.099cm" svg:x="0cm" svg:y="17.551cm">
          <draw:image xlink:href="Pictures/1000000000000D6800000418ED73A22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20.6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47:59.41</dc:date>
    <dc:creator>Christopher Elliott</dc:creator>
    <meta:editing-duration>PT29M9S</meta:editing-duration>
    <meta:editing-cycles>3</meta:editing-cycles>
    <meta:generator>LibreOffice/4.0.0.3$Windows_x86 LibreOffice_project/7545bee9c2a0782548772a21bc84a9dcc583b89</meta:generator>
    <meta:document-statistic meta:object-count="2"/>
  </office:meta>
</office:document-meta>
</file>